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72e89" officeooo:paragraph-rsid="00172e89" style:font-size-asian="12.25pt" style:font-weight-asian="bold" style:font-size-complex="14pt" style:font-weight-complex="bold"/>
    </style:style>
    <style:style style:name="P2" style:family="paragraph" style:parent-style-name="Standard">
      <style:paragraph-properties style:writing-mode="lr-tb"/>
      <style:text-properties style:font-name="Liberation Serif" fo:font-size="12pt" officeooo:paragraph-rsid="00172e89" style:font-size-asian="12pt" style:font-size-complex="12pt"/>
    </style:style>
    <style:style style:name="P3" style:family="paragraph" style:parent-style-name="Standard">
      <style:paragraph-properties style:writing-mode="lr-tb"/>
      <style:text-properties style:font-name="Liberation Serif" fo:font-size="12pt" fo:font-weight="bold" officeooo:paragraph-rsid="00172e89" style:font-size-asian="12pt" style:font-weight-asian="bold" style:font-size-complex="12pt" style:font-weight-complex="bold"/>
    </style:style>
    <style:style style:name="P4" style:family="paragraph" style:parent-style-name="Standard">
      <style:paragraph-properties style:writing-mode="lr-tb"/>
      <style:text-properties fo:font-size="12pt" officeooo:paragraph-rsid="00172e89"/>
    </style:style>
    <style:style style:name="P5" style:family="paragraph" style:parent-style-name="Standard">
      <style:paragraph-properties style:writing-mode="lr-tb"/>
      <style:text-properties style:font-name="Liberation Serif" fo:font-size="12pt" officeooo:paragraph-rsid="00172e89" style:font-size-asian="12pt" style:font-size-complex="12pt"/>
    </style:style>
    <style:style style:name="P6" style:family="paragraph" style:parent-style-name="Standard">
      <style:paragraph-properties style:writing-mode="lr-tb"/>
      <style:text-properties style:font-name="Liberation Serif" fo:font-size="12pt" officeooo:paragraph-rsid="0018ed42" style:font-size-asian="12pt" style:font-size-complex="12pt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Liberation Serif" fo:font-size="12pt" fo:font-weight="bold" officeooo:rsid="0017edc1" officeooo:paragraph-rsid="0018ed42" style:font-size-asian="12pt" style:font-weight-asian="bold" style:font-size-complex="12pt" style:font-weight-complex="bold"/>
    </style:style>
    <style:style style:name="P8" style:family="paragraph" style:parent-style-name="Standard">
      <style:paragraph-properties style:writing-mode="lr-tb"/>
      <style:text-properties style:font-name="Liberation Serif" fo:font-size="12pt" fo:font-weight="bold" officeooo:paragraph-rsid="0018ed42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Liberation Serif" fo:font-size="12pt" fo:font-weight="normal" officeooo:rsid="00124aef" officeooo:paragraph-rsid="0018ed4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 style:writing-mode="lr-tb"/>
      <style:text-properties style:font-name="Liberation Serif" fo:font-size="14pt" officeooo:paragraph-rsid="0018ed42" style:font-size-asian="12.25pt" style:font-size-complex="14pt"/>
    </style:style>
    <style:style style:name="P11" style:family="paragraph" style:parent-style-name="Standard">
      <style:paragraph-properties style:writing-mode="lr-tb"/>
      <style:text-properties fo:font-size="12pt" officeooo:paragraph-rsid="0018ed42"/>
    </style:style>
    <style:style style:name="P12" style:family="paragraph" style:parent-style-name="Standard">
      <style:paragraph-properties style:writing-mode="lr-tb"/>
      <style:text-properties officeooo:paragraph-rsid="0018ed42"/>
    </style:style>
    <style:style style:name="T1" style:family="text">
      <style:text-properties style:font-name="Liberation Serif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Serif" fo:font-weight="bold" officeooo:rsid="00172e89" style:font-weight-asian="bold" style:font-weight-complex="bold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officeooo:rsid="0013bf54" style:font-size-asian="12pt" style:font-size-complex="12pt"/>
    </style:style>
    <style:style style:name="T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erif" style:font-size-asian="12pt" style:font-size-complex="12pt"/>
    </style:style>
    <style:style style:name="T7" style:family="text">
      <style:text-properties style:font-name="Liberation Serif" fo:font-weight="normal" officeooo:rsid="00172e89" style:font-weight-asian="normal" style:font-weight-complex="normal"/>
    </style:style>
    <style:style style:name="T8" style:family="text">
      <style:text-properties fo:font-weight="normal" officeooo:rsid="000da724" style:font-weight-asian="normal" style:font-weight-complex="normal"/>
    </style:style>
    <style:style style:name="T9" style:family="text">
      <style:text-properties fo:font-weight="bold" officeooo:rsid="001c0066" style:font-weight-asian="bold" style:font-weight-complex="bold"/>
    </style:style>
    <style:style style:name="T10" style:family="text">
      <style:text-properties fo:font-weight="bold" officeooo:rsid="001d9460" style:font-weight-asian="bold" style:font-weight-complex="bold"/>
    </style:style>
    <style:style style:name="T11" style:family="text">
      <style:text-properties officeooo:rsid="000da724"/>
    </style:style>
    <style:style style:name="T12" style:family="text">
      <style:text-properties officeooo:rsid="0013bf54"/>
    </style:style>
    <style:style style:name="T13" style:family="text">
      <style:text-properties officeooo:rsid="00172e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9">Use case diagram: config the </text:span><text:span text:style-name="T10">graph </text:span></text:p>
      <text:p text:style-name="P11"><text:span text:style-name="T1">Description:</text:span><text:span text:style-name="T6"> The user can change the size of the nodes of the Graph, as well as the color of the</text:span></text:p>
      <text:p text:style-name="P6">background, edges and nodes.</text:p>
      <text:p text:style-name="P6"/>
      <text:p text:style-name="P11"><text:span text:style-name="T1">Actors: </text:span><text:span text:style-name="T6">The User</text:span></text:p>
      <text:p text:style-name="P6"/>
      <text:p text:style-name="P11"><text:span text:style-name="T1">Preconditions:</text:span><text:span text:style-name="T6"> The application is running.</text:span></text:p>
      <text:p text:style-name="P6"/>
      <text:p text:style-name="P11"><text:span text:style-name="T1">Postconditions: </text:span><text:span text:style-name="T6">The colors of the scene and the size of the nodes are set and saved as chosen.</text:span></text:p>
      <text:p text:style-name="P6"/>
      <text:p text:style-name="P8">Main scenario:</text:p>
      <text:p text:style-name="P6">1. The “Config” tab is clicked.</text:p>
      <text:p text:style-name="P12"><text:span text:style-name="T4">2. </text:span><text:span text:style-name="T3">T</text:span><text:span text:style-name="T4">he list of changeable components appears</text:span><text:span text:style-name="T3"> with the fields filled with current settings:</text:span></text:p>
      <text:p text:style-name="P6"><text:tab/>• Node radius: with an input field. The field accepts only positive numbers <text:span text:style-name="T11">in range from 50 to 150.</text:span></text:p>
      <text:p text:style-name="P6"><text:tab/>• <text:span text:style-name="T12">Background</text:span> <text:span text:style-name="T12">color:</text:span> with a list field, containing possible colors.</text:p>
      <text:p text:style-name="P6"><text:tab/>• <text:span text:style-name="T12">Node</text:span> color: with a list field, containing possible colors.</text:p>
      <text:p text:style-name="P6"><text:tab/>• Edge color: a list field, containing possible colors.</text:p>
      <text:p text:style-name="P6"><text:span text:style-name="T12">3. </text:span><text:s/>By clicking the “<text:span text:style-name="T12">Save</text:span>” button, the user saves the changes and the scene is colored</text:p>
      <text:p text:style-name="P9">accordingly.</text:p>
      <text:p text:style-name="P9"/>
      <text:p text:style-name="P8">Alternative scenarios:</text:p>
      <text:p text:style-name="P11"><text:span text:style-name="T6">• </text:span><text:span text:style-name="T1">Application exit: </text:span><text:span text:style-name="T6">If User exists the application, any input or changes will be lost and all the settings will be reverted to default.</text:span></text:p>
      <text:p text:style-name="P6"/>
      <text:p text:style-name="P7"><text:span text:style-name="T13">Additional information: </text:span><text:span text:style-name="Default_20_Paragraph_20_Font"><text:span text:style-name="T7"><text:s/></text:span></text:span><text:span text:style-name="Default_20_Paragraph_20_Font"><text:span text:style-name="T8">The default settings are as follows: Node radius is set to 50, edge color is set to black, background color is set to off white and node color is set to white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7T22:15:35.378664769</meta:creation-date>
    <dc:date>2022-12-26T18:18:54.540384638</dc:date>
    <meta:editing-duration>PT1M4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203" meta:character-count="1170" meta:non-whitespace-character-count="978"/>
  </office:meta>
</office:document-meta>
</file>